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4" style:family="table-column">
      <style:table-column-properties fo:break-before="auto" style:column-width="12.5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</table:table-row>
        <table:table-row table:style-name="ro1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</table:table-row>
        <table:table-row table:style-name="ro1">
          <table:table-cell/>
          <table:table-cell office:value-type="string">
            <text:p>Suppression automatique des comptes de test</text:p>
          </table:table-cell>
        </table:table-row>
        <table:table-row table:style-name="ro1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</table:table-row>
        <table:table-row table:style-name="ro1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3/05/2012</text:date>, <text:time>18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3.4$Linux LibreOffice_project/340m1$Build-402</meta:generator>
    <dc:date>2012-05-03T18:11:22</dc:date>
    <dc:creator>Avila </dc:creator>
    <meta:editing-duration>P1DT20H7M37S</meta:editing-duration>
    <meta:editing-cycles>2</meta:editing-cycles>
    <meta:document-statistic meta:table-count="3" meta:cell-count="9" meta:object-count="0"/>
  </office:meta>
</office:document-meta>
</file>